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110d8c"/>
    </style:style>
    <style:style style:name="P2" style:family="paragraph" style:parent-style-name="Standard">
      <style:text-properties officeooo:paragraph-rsid="0012ed35"/>
    </style:style>
    <style:style style:name="P3" style:family="paragraph" style:parent-style-name="Standard">
      <style:text-properties officeooo:paragraph-rsid="001325f0"/>
    </style:style>
    <style:style style:name="P4" style:family="paragraph" style:parent-style-name="Standard">
      <style:text-properties officeooo:paragraph-rsid="001468f5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break-before="page"/>
      <style:text-properties officeooo:paragraph-rsid="0012ed35"/>
    </style:style>
    <style:style style:name="P7" style:family="paragraph" style:parent-style-name="Standard">
      <style:paragraph-properties fo:break-before="page"/>
      <style:text-properties officeooo:paragraph-rsid="001325f0"/>
    </style:style>
    <style:style style:name="P8" style:family="paragraph" style:parent-style-name="Standard">
      <style:paragraph-properties fo:break-before="page"/>
      <style:text-properties officeooo:paragraph-rsid="001468f5"/>
    </style:style>
    <style:style style:name="P9" style:family="paragraph" style:parent-style-name="Heading_20_2">
      <style:paragraph-properties fo:break-before="page"/>
      <style:text-properties officeooo:paragraph-rsid="00110d8c"/>
    </style:style>
    <style:style style:name="P10" style:family="paragraph" style:parent-style-name="Text_20_body">
      <style:text-properties fo:color="#000000" style:text-line-through-style="none" style:text-line-through-type="none" fo:font-size="12pt" style:text-underline-style="none" fo:font-weight="normal" style:text-blinking="false" fo:background-color="#ffffff"/>
    </style:style>
    <style:style style:name="P11" style:family="paragraph" style:parent-style-name="Standard">
      <style:text-properties fo:font-weight="bold" officeooo:paragraph-rsid="00110d8c" style:font-weight-asian="bold"/>
    </style:style>
    <style:style style:name="P12" style:family="paragraph" style:parent-style-name="Standard">
      <style:text-properties fo:font-weight="bold" officeooo:paragraph-rsid="0012ed35" style:font-weight-asian="bold"/>
    </style:style>
    <style:style style:name="P13" style:family="paragraph" style:parent-style-name="Standard">
      <style:text-properties fo:font-weight="bold" officeooo:paragraph-rsid="001325f0" style:font-weight-asian="bold"/>
    </style:style>
    <style:style style:name="P14" style:family="paragraph" style:parent-style-name="Standard">
      <style:text-properties fo:font-weight="bold" officeooo:paragraph-rsid="001468f5" style:font-weight-asian="bold"/>
    </style:style>
    <style:style style:name="P15" style:family="paragraph" style:parent-style-name="Standard">
      <style:text-properties fo:color="#000000" style:text-line-through-style="none" style:text-line-through-type="none" fo:font-size="12pt" style:text-underline-style="none" fo:font-weight="normal" officeooo:rsid="001325f0" officeooo:paragraph-rsid="0012ed35" style:text-blinking="false" fo:background-color="#ffffff"/>
    </style:style>
    <style:style style:name="P16" style:family="paragraph" style:parent-style-name="Standard">
      <style:text-properties fo:color="#000000" style:text-line-through-style="none" style:text-line-through-type="none" fo:font-size="12pt" style:text-underline-style="none" fo:font-weight="normal" officeooo:rsid="001325f0" officeooo:paragraph-rsid="001325f0" style:text-blinking="false" fo:background-color="#ffffff"/>
    </style:style>
    <style:style style:name="P17" style:family="paragraph" style:parent-style-name="Standard">
      <style:text-properties fo:color="#000000" style:text-line-through-style="none" style:text-line-through-type="none" fo:font-size="12pt" style:text-underline-style="none" fo:font-weight="normal" officeooo:rsid="001468f5" officeooo:paragraph-rsid="001468f5" style:text-blinking="false" fo:background-color="#ffffff"/>
    </style:style>
    <style:style style:name="P18" style:family="paragraph" style:parent-style-name="Text_20_body" style:list-style-name="WWNum8">
      <style:text-properties fo:color="#000000" style:text-line-through-style="none" style:text-line-through-type="none" fo:font-size="12pt" style:text-underline-style="none" fo:font-weight="normal" officeooo:paragraph-rsid="00110d8c" style:text-blinking="false" fo:background-color="#ffffff"/>
    </style:style>
    <style:style style:name="P19" style:family="paragraph" style:parent-style-name="Text_20_body">
      <style:text-properties fo:color="#000000" style:text-line-through-style="none" style:text-line-through-type="none" fo:font-size="12pt" style:text-underline-style="none" fo:font-weight="normal" officeooo:paragraph-rsid="0012ed35" style:text-blinking="false" fo:background-color="#ffffff"/>
    </style:style>
    <style:style style:name="P20" style:family="paragraph" style:parent-style-name="Text_20_body">
      <style:text-properties fo:color="#000000" style:text-line-through-style="none" style:text-line-through-type="none" fo:font-size="12pt" style:text-underline-style="none" fo:font-weight="normal" officeooo:paragraph-rsid="001325f0" style:text-blinking="false" fo:background-color="#ffffff"/>
    </style:style>
    <style:style style:name="P21" style:family="paragraph" style:parent-style-name="Text_20_body">
      <style:text-properties fo:color="#000000" style:text-line-through-style="none" style:text-line-through-type="none" fo:font-size="12pt" style:text-underline-style="none" fo:font-weight="normal" officeooo:paragraph-rsid="001468f5" style:text-blinking="false" fo:background-color="#ffffff"/>
    </style:style>
    <style:style style:name="P22" style:family="paragraph" style:parent-style-name="List_20_Paragraph" style:list-style-name="WWNum8">
      <style:text-properties officeooo:paragraph-rsid="00110d8c"/>
    </style:style>
    <style:style style:name="P23" style:family="paragraph" style:parent-style-name="List_20_Paragraph" style:list-style-name="WWNum9">
      <style:text-properties officeooo:paragraph-rsid="00110d8c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28b84" style:font-weight-asian="bold"/>
    </style:style>
    <style:style style:name="T3" style:family="text">
      <style:text-properties fo:font-weight="bold" officeooo:rsid="00128b84" style:font-weight-asian="bold" style:font-weight-complex="normal"/>
    </style:style>
    <style:style style:name="T4" style:family="text">
      <style:text-properties fo:font-weight="bold" officeooo:rsid="001325f0" style:font-weight-asian="bold"/>
    </style:style>
    <style:style style:name="T5" style:family="text">
      <style:text-properties fo:font-weight="bold" officeooo:rsid="0017ec8c" style:font-weight-asian="bold"/>
    </style:style>
    <style:style style:name="T6" style:family="text">
      <style:text-properties officeooo:rsid="00110d8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10d8c" style:font-weight-asian="normal" style:font-weight-complex="normal"/>
    </style:style>
    <style:style style:name="T9" style:family="text">
      <style:text-properties fo:font-weight="normal" officeooo:rsid="00128b84" style:font-weight-asian="normal" style:font-weight-complex="normal"/>
    </style:style>
    <style:style style:name="T10" style:family="text">
      <style:text-properties fo:font-weight="normal" officeooo:rsid="0012ed35" style:font-weight-asian="normal" style:font-weight-complex="normal"/>
    </style:style>
    <style:style style:name="T11" style:family="text">
      <style:text-properties fo:font-weight="normal" officeooo:rsid="001325f0" style:font-weight-asian="normal" style:font-weight-complex="normal"/>
    </style:style>
    <style:style style:name="T12" style:family="text">
      <style:text-properties fo:font-weight="normal" officeooo:rsid="001468f5" style:font-weight-asian="normal" style:font-weight-complex="normal"/>
    </style:style>
    <style:style style:name="T13" style:family="text">
      <style:text-properties fo:font-weight="normal" officeooo:rsid="0017ec8c" style:font-weight-asian="normal" style:font-weight-complex="normal"/>
    </style:style>
    <style:style style:name="T14" style:family="text">
      <style:text-properties fo:color="#000000" style:text-line-through-style="none" style:text-line-through-type="none" fo:font-size="12pt" style:text-underline-style="none" fo:font-weight="normal" style:text-blinking="false" fo:background-color="#ffffff" loext:char-shading-value="0"/>
    </style:style>
    <style:style style:name="T15" style:family="text">
      <style:text-properties fo:color="#000000" style:text-line-through-style="none" style:text-line-through-type="none" fo:font-size="12pt" style:text-underline-style="none" fo:font-weight="normal" officeooo:rsid="0012ed35" style:text-blinking="false" fo:background-color="#ffffff" loext:char-shading-value="0"/>
    </style:style>
    <style:style style:name="T16" style:family="text">
      <style:text-properties fo:color="#000000" style:text-line-through-style="none" style:text-line-through-type="none" fo:font-size="12pt" style:text-underline-style="none" fo:font-weight="normal" officeooo:rsid="001325f0" style:text-blinking="false" fo:background-color="#ffffff" loext:char-shading-value="0"/>
    </style:style>
    <style:style style:name="T17" style:family="text">
      <style:text-properties fo:color="#000000" style:text-line-through-style="none" style:text-line-through-type="none" fo:font-size="12pt" style:text-underline-style="none" fo:font-weight="normal" officeooo:rsid="001468f5" style:text-blinking="false" fo:background-color="#ffffff" loext:char-shading-value="0" style:font-weight-asian="normal" style:font-weight-complex="normal"/>
    </style:style>
    <style:style style:name="T18" style:family="text">
      <style:text-properties fo:color="#000000" style:text-line-through-style="none" style:text-line-through-type="none" fo:font-size="12pt" style:text-underline-style="none" fo:font-weight="normal" officeooo:rsid="001325f0" style:text-blinking="false" fo:background-color="#ffffff" loext:char-shading-value="0" style:font-weight-asian="normal" style:font-weight-complex="normal"/>
    </style:style>
    <style:style style:name="T19" style:family="text">
      <style:text-properties fo:color="#000000" style:text-line-through-style="none" style:text-line-through-type="none" fo:font-size="12pt" style:text-underline-style="none" fo:font-weight="normal" officeooo:rsid="001468f5" style:text-blinking="false" fo:background-color="#ffffff" loext:char-shading-value="0"/>
    </style:style>
    <style:style style:name="T20" style:family="text">
      <style:text-properties fo:color="#000000" style:text-line-through-style="none" style:text-line-through-type="none" fo:font-size="12pt" style:text-underline-style="none" fo:font-weight="bold" officeooo:rsid="0012ed35" style:text-blinking="false" fo:background-color="#ffffff" loext:char-shading-value="0" style:font-weight-asian="bold"/>
    </style:style>
    <style:style style:name="T21" style:family="text">
      <style:text-properties fo:color="#000000" style:text-line-through-style="none" style:text-line-through-type="none" fo:font-size="12pt" style:text-underline-style="none" fo:font-weight="bold" officeooo:rsid="0012ed35" style:text-blinking="false" fo:background-color="#ffffff" loext:char-shading-value="0" style:font-weight-asian="bold" style:font-weight-complex="normal"/>
    </style:style>
    <style:style style:name="T22" style:family="text">
      <style:text-properties officeooo:rsid="00128b84"/>
    </style:style>
    <style:style style:name="T23" style:family="text">
      <style:text-properties officeooo:rsid="0012ed35"/>
    </style:style>
    <style:style style:name="T24" style:family="text">
      <style:text-properties officeooo:rsid="001325f0"/>
    </style:style>
    <style:style style:name="T25" style:family="text">
      <style:text-properties officeooo:rsid="001468f5"/>
    </style:style>
    <style:style style:name="T26" style:family="text">
      <style:text-properties officeooo:rsid="001717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<text:bookmark-start text:name="_Toc375043286"/>Tests de Validation<text:bookmark-end text:name="_Toc375043286"/></text:h>
      <text:p text:style-name="P1"/>
      <text:p text:style-name="P1"><text:span text:style-name="T1">Titre : </text:span>TV0<text:span text:style-name="T6">1</text:span> : <text:span text:style-name="T22">Créer livre</text:span></text:p>
      <text:p text:style-name="P1"><text:span text:style-name="T1">Contexte : </text:span><text:span text:style-name="T8">L</text:span>’application est démarrée. </text:p>
      <text:p text:style-name="P1"><text:span text:style-name="T1">Entrée : </text:span><text:span text:style-name="T8">titre </text:span><text:span text:style-name="T9">du l</text:span><text:span text:style-name="T8">ivre = « La poursuite »</text:span></text:p>
      <text:p text:style-name="P11">Scenario : </text:p>
      <text:list xml:id="list3165187866313380796" text:style-name="WWNum8">
        <text:list-item>
          <text:p text:style-name="P18">L’auteur choisit la fonctionnalité “Créer un livre”.</text:p>
        </text:list-item>
      </text:list>
      <text:p text:style-name="P10"><text:tab/><text:span text:style-name="T6">2</text:span>. <text:s text:c="2"/>L’auteur <text:span text:style-name="T6">saisit</text:span> le titre « <text:span text:style-name="T6">La poursuite »</text:span></text:p>
      <text:p text:style-name="P10"><text:tab/><text:span text:style-name="T6">3</text:span>. <text:s text:c="2"/>L’auteur <text:span text:style-name="T6">saisit</text:span> la description « <text:span text:style-name="T26">Mon premier livre »</text:span></text:p>
      <text:p text:style-name="P10"><text:tab/><text:span text:style-name="T6">4. </text:span> <text:s/>L’auteur valide la création du livre.</text:p>
      <text:list xml:id="list152605857565884" text:continue-numbering="true" text:style-name="WWNum8">
        <text:list-header>
          <text:p text:style-name="P22"/>
        </text:list-header>
      </text:list>
      <text:p text:style-name="P1"><text:span text:style-name="T1">Résultat Attendu : <text:s/></text:span><text:span text:style-name="T8">L</text:span><text:span text:style-name="T6">e livre est enregistré et ouvert dans l'interface</text:span></text:p>
      <text:p text:style-name="Standard"><text:span text:style-name="T1">Moyen de vérification : <text:s/></text:span><text:span text:style-name="T9">Visuel</text:span></text:p>
      <text:p text:style-name="Standard"/>
      <text:p text:style-name="Standard"/>
      <text:p text:style-name="P5"/>
      <text:p text:style-name="P1"><text:span text:style-name="T1">Titre : </text:span>TV0<text:span text:style-name="T22">2</text:span> : <text:span text:style-name="T22">C</text:span>harger <text:span text:style-name="T22">livre</text:span>, nominal</text:p>
      <text:p text:style-name="P1"><text:span text:style-name="T1">Contexte : </text:span>Après TV01 ; <text:span text:style-name="T22">un livre est créé.</text:span> </text:p>
      <text:p text:style-name="P1"><text:span text:style-name="T1">Entrée : </text:span><text:span text:style-name="T9">titre du livre « La poursuite »</text:span></text:p>
      <text:p text:style-name="P11">Scenario : </text:p>
      <text:list xml:id="list4598558601210974654" text:style-name="WWNum9">
        <text:list-item>
          <text:p text:style-name="P23">Le joueur choisit <text:span text:style-name="T22">la fonctionnalité</text:span> « <text:span text:style-name="T22">C</text:span>harger <text:span text:style-name="T22">livre</text:span>»</text:p>
        </text:list-item>
        <text:list-item>
          <text:p text:style-name="P23">Le joueur sélectionne le <text:span text:style-name="T22">livre</text:span> « <text:span text:style-name="T22">La poursuite</text:span> »</text:p>
        </text:list-item>
      </text:list>
      <text:p text:style-name="P1"><text:span text:style-name="T1">Résultat Attendu : <text:s/></text:span><text:span text:style-name="T9">le livre est chargé dans l'application</text:span></text:p>
      <text:p text:style-name="Standard"><text:span text:style-name="T1">Moyen de vérification : <text:s/></text:span><text:span text:style-name="T9">Visuel</text:span></text:p>
      <text:p text:style-name="Standard"/>
      <text:p text:style-name="P6"><text:span text:style-name="T1">Titre : </text:span>TV0<text:span text:style-name="T23">3</text:span> : <text:span text:style-name="T23">Sauvegarder livre</text:span></text:p>
      <text:p text:style-name="P2"><text:span text:style-name="T1">Contexte : </text:span><text:span text:style-name="T10">Après TV01, le livre « La poursuite » est chargé</text:span><text:span text:style-name="T7"> </text:span></text:p>
      <text:p text:style-name="P2"><text:span text:style-name="T1">Entrée : </text:span><text:span text:style-name="T10">aucune</text:span></text:p>
      <text:p text:style-name="P12">Scenario : </text:p>
      <text:p text:style-name="P2"><text:span text:style-name="T20"><text:tab/></text:span><text:span text:style-name="T15">1. </text:span><text:span text:style-name="T14">L’auteur choisit la fonctionnalité “</text:span><text:span text:style-name="T15">Sauvegarder</text:span><text:span text:style-name="T14"> livre”.</text:span></text:p>
      <text:p text:style-name="P19"><text:tab/></text:p>
      <text:p text:style-name="P2"><text:span text:style-name="T1">Résultat Attendu : <text:s/></text:span><text:span text:style-name="T8">L</text:span><text:span text:style-name="T6">e livre est enregistré</text:span></text:p>
      <text:p text:style-name="Standard"><text:span text:style-name="T2">Moyen de vérification : <text:s/></text:span><text:span text:style-name="T13">L</text:span><text:span text:style-name="T10">'appel à charger livre affiche le livre « La poursuite »</text:span></text:p>
      <text:p text:style-name="Standard"/>
      <text:p text:style-name="P6"><text:span text:style-name="T1">Titre : </text:span>TV0<text:span text:style-name="T23">4</text:span> : <text:span text:style-name="T23">Créer une section</text:span></text:p>
      <text:p text:style-name="P2"><text:span text:style-name="T1">Contexte : </text:span><text:span text:style-name="T10">Après TV0</text:span><text:span text:style-name="T11">2</text:span><text:span text:style-name="T10">, le livre « La poursuite » est chargé</text:span><text:span text:style-name="T7"> </text:span></text:p>
      <text:p text:style-name="P2"><text:span text:style-name="T1">Entrée : </text:span><text:span text:style-name="T11">titre « L'antre du début »</text:span></text:p>
      <text:p text:style-name="P12">Scenario : </text:p>
      <text:p text:style-name="P2"><text:span text:style-name="T20"><text:tab/></text:span><text:span text:style-name="T15">1. </text:span><text:span text:style-name="T14">L’auteur choisit la fonctionnalité “</text:span><text:span text:style-name="T16">Créer une section</text:span><text:span text:style-name="T14">”.</text:span></text:p>
      <text:p text:style-name="P15"><text:tab/>2. L'auteur saisit le titre « L'antre du début »</text:p>
      <text:p text:style-name="P15"><text:tab/>3, L'auteur valide.</text:p>
      <text:p text:style-name="P19"><text:tab/></text:p>
      <text:p text:style-name="P2"><text:span text:style-name="T1">Résultat Attendu : <text:s/></text:span><text:span text:style-name="T8">L</text:span><text:span text:style-name="T11">a section est enregistrée</text:span></text:p>
      <text:p text:style-name="P2"><text:span text:style-name="T2">Moyen de vérification : <text:s/></text:span><text:span text:style-name="T11">À l'affichage de la liste des sections, la section « L'antre du début » est affichée</text:span></text:p>
      <text:p text:style-name="Standard"/>
      <text:p text:style-name="P7"><text:span text:style-name="T1">Titre : </text:span>TV0<text:span text:style-name="T24">5</text:span> : <text:span text:style-name="T23">Créer une section, erreur</text:span></text:p>
      <text:p text:style-name="P3"><text:span text:style-name="T1">Contexte : </text:span><text:span text:style-name="T10">Après TV0</text:span><text:span text:style-name="T11">4</text:span><text:span text:style-name="T10">,</text:span><text:span text:style-name="T11"> la section « L'antre du début » existe</text:span></text:p>
      <text:p text:style-name="P3"><text:span text:style-name="T1">Entrée : </text:span><text:span text:style-name="T11">titre « L'antre du début »</text:span></text:p>
      <text:p text:style-name="P13">Scenario : </text:p>
      <text:p text:style-name="P3"><text:span text:style-name="T20"><text:tab/></text:span><text:span text:style-name="T15">1. </text:span><text:span text:style-name="T14">L’auteur choisit la fonctionnalité “</text:span><text:span text:style-name="T16">Créer une section</text:span><text:span text:style-name="T14">”.</text:span></text:p>
      <text:p text:style-name="P16"><text:tab/>2. L'auteur saisit le titre « L'antre du début »</text:p>
      <text:p text:style-name="P16"><text:tab/>3. L'auteur valide.</text:p>
      <text:p text:style-name="P20"><text:tab/></text:p>
      <text:p text:style-name="P3"><text:span text:style-name="T1">Résultat Attendu : <text:s/></text:span><text:span text:style-name="T8">L</text:span><text:span text:style-name="T11">e système affiche un message d'erreur et la section « L'antre du début » n'est pas modifiée</text:span></text:p>
      <text:p text:style-name="P3"><text:span text:style-name="T2">Moyen de vérification : <text:s/></text:span><text:span text:style-name="T11">Visuel</text:span></text:p>
      <text:p text:style-name="P7"><text:span text:style-name="T1">Titre : </text:span>TV0<text:span text:style-name="T24">6</text:span> : <text:span text:style-name="T24">Éditer une section</text:span></text:p>
      <text:p text:style-name="P3"><text:span text:style-name="T1">Contexte : </text:span><text:span text:style-name="T10">Après TV0</text:span><text:span text:style-name="T11">4</text:span><text:span text:style-name="T10">, l</text:span><text:span text:style-name="T11">a section</text:span><text:span text:style-name="T10"> « </text:span><text:span text:style-name="T11">L'antre du début </text:span><text:span text:style-name="T10">» e</text:span><text:span text:style-name="T11">xiste dans le livre</text:span><text:span text:style-name="T7"> </text:span></text:p>
      <text:p text:style-name="P3"><text:span text:style-name="T1">Entrée : </text:span><text:span text:style-name="T11">nouveau</text:span><text:span text:style-name="T4"> </text:span><text:span text:style-name="T11">titre « L'antre profonde », texte « Vous êtes dans une caverne. » , objet « montre »</text:span></text:p>
      <text:p text:style-name="P13">Scenario : </text:p>
      <text:p text:style-name="P3"><text:span text:style-name="T20"><text:tab/></text:span><text:span text:style-name="T15">1. </text:span><text:span text:style-name="T14">L’auteur choisit la fonctionnalité “</text:span><text:span text:style-name="T16">Éditer une section</text:span><text:span text:style-name="T14">”.</text:span></text:p>
      <text:p text:style-name="P16"><text:tab/>2. L'auteur choisit la section « L'antre du début »</text:p>
      <text:p text:style-name="P16"><text:tab/>3. L'auteur saisit le nouveau titre : « L'antre profonde ».</text:p>
      <text:p text:style-name="P16"><text:tab/>4. L'auteur saisit le nouveau texte.</text:p>
      <text:p text:style-name="P16"><text:tab/>5, L'auteur saisit l'objet « montre ».</text:p>
      <text:p text:style-name="P16"><text:tab/>5. L'auteur valide.</text:p>
      <text:p text:style-name="P20"><text:tab/></text:p>
      <text:p text:style-name="P3"><text:span text:style-name="T1">Résultat Attendu : <text:s/></text:span><text:span text:style-name="T8">L</text:span><text:span text:style-name="T11">a section est mise à jour</text:span></text:p>
      <text:p text:style-name="P3"><text:span text:style-name="T3">Moyen de vérification : <text:s/></text:span><text:span text:style-name="T11">À l'affichage de la liste des sections, la section « L'antre profonde » est affichée. Une fois ouverte, la section affiche le nouveau texte et le nouvel objet.</text:span></text:p>
      <text:p text:style-name="P7"><text:span text:style-name="T1">Titre : </text:span>TV0<text:span text:style-name="T25">7</text:span> : <text:span text:style-name="T25">Visualiser le graphe</text:span></text:p>
      <text:p text:style-name="P3"><text:span text:style-name="T1">Contexte : </text:span><text:span text:style-name="T12">Après TV06, le graphe contient un enchaînement</text:span></text:p>
      <text:p text:style-name="P3"><text:span text:style-name="T1">Entrée : </text:span><text:span text:style-name="T12">aucune</text:span></text:p>
      <text:p text:style-name="P13">Scenario : </text:p>
      <text:p text:style-name="P3"><text:span text:style-name="T20"><text:tab/></text:span><text:span text:style-name="T17">1</text:span><text:span text:style-name="T18">.</text:span><text:span text:style-name="T16"> L'auteur choisit la fonctionnalité « </text:span><text:span text:style-name="T19">Visualiser le graphe</text:span><text:span text:style-name="T16"> ».</text:span></text:p>
      <text:p text:style-name="P20"><text:tab/></text:p>
      <text:p text:style-name="P3"><text:span text:style-name="T1">Résultat Attendu : <text:s/></text:span><text:span text:style-name="T12">le graphe est affiché avec les sections et les enchaînements du livre</text:span></text:p>
      <text:p text:style-name="P3"><text:span text:style-name="T3">Moyen de vérification : <text:s/></text:span><text:span text:style-name="T12">Visuel</text:span></text:p>
      <text:p text:style-name="P8"><text:span text:style-name="T1">Titre : </text:span>TV0<text:span text:style-name="T25">7A1</text:span> : <text:span text:style-name="T25">Afficher les sections inatteignables</text:span></text:p>
      <text:p text:style-name="P4"><text:span text:style-name="T1">Contexte : </text:span><text:span text:style-name="T12">Le livre contient au moins une section inatteignable</text:span></text:p>
      <text:p text:style-name="P4"><text:span text:style-name="T1">Entrée : </text:span><text:span text:style-name="T12">aucune</text:span></text:p>
      <text:p text:style-name="P14">Scenario : </text:p>
      <text:p text:style-name="P4"><text:span text:style-name="T21"><text:tab/></text:span><text:span text:style-name="T17">1</text:span><text:span text:style-name="T18">.</text:span><text:span text:style-name="T16"> L'auteur choisit la fonctionnalité « </text:span><text:span text:style-name="T19">Visualiser le graphe</text:span><text:span text:style-name="T16"> ».</text:span></text:p>
      <text:p text:style-name="P4"><text:span text:style-name="T16"><text:tab/></text:span><text:span text:style-name="T19">2. L'auteur choisit la fonctionnalité « Sections inatteignables »</text:span></text:p>
      <text:p text:style-name="P21"><text:tab/></text:p>
      <text:p text:style-name="P4"><text:span text:style-name="T1">Résultat Attendu : <text:s/></text:span><text:span text:style-name="T12">la liste des sections inatteignables est affichée</text:span></text:p>
      <text:p text:style-name="P4"><text:span text:style-name="T3">Moyen de vérification : <text:s/></text:span><text:span text:style-name="T12">Visuel</text:span></text:p>
      <text:p text:style-name="P8"><text:span text:style-name="T1">Titre : </text:span>TV0<text:span text:style-name="T25">8</text:span> : <text:span text:style-name="T25">Générer un livre PDF</text:span></text:p>
      <text:p text:style-name="P4"><text:span text:style-name="T1">Contexte : </text:span><text:span text:style-name="T12">Après TV04, le livre est ouvert et contient une section</text:span></text:p>
      <text:p text:style-name="P4"><text:span text:style-name="T1">Entrée : </text:span><text:span text:style-name="T12">aucune</text:span></text:p>
      <text:p text:style-name="P14">Scenario : </text:p>
      <text:p text:style-name="P4"><text:span text:style-name="T21"><text:tab/></text:span><text:span text:style-name="T17">1</text:span><text:span text:style-name="T18">.</text:span><text:span text:style-name="T16"> L'auteur choisit la fonctionnalité «</text:span><text:span text:style-name="T19">Générer PDF</text:span><text:span text:style-name="T16"> ».</text:span></text:p>
      <text:p text:style-name="P4"><text:span text:style-name="T16"><text:tab/></text:span><text:span text:style-name="T19">2. L'auteur choisit l'emplacement de sauvegarde.</text:span></text:p>
      <text:p text:style-name="P17"><text:tab/>3. L'auteur valide.</text:p>
      <text:p text:style-name="P21"><text:tab/></text:p>
      <text:p text:style-name="P4"><text:span text:style-name="T1">Résultat Attendu : <text:s/></text:span><text:span text:style-name="T12">le fichier PDF est sauvegardé sur le disque</text:span></text:p>
      <text:p text:style-name="P4"><text:span text:style-name="T3">Moyen de vérification : <text:s/></text:span><text:span text:style-name="T12">accès au système de fichiers</text:span></text:p>
      <text:p text:style-name="P8"><text:span text:style-name="T1">Titre : </text:span>TV0<text:span text:style-name="T25">9</text:span> : <text:span text:style-name="T25">Générer un livre HTML</text:span></text:p>
      <text:p text:style-name="P4"><text:span text:style-name="T1">Contexte : </text:span><text:span text:style-name="T12">Après TV04, le livre est ouvert et contient une section</text:span></text:p>
      <text:p text:style-name="P4"><text:span text:style-name="T1">Entrée : </text:span><text:span text:style-name="T12">aucune</text:span></text:p>
      <text:p text:style-name="P14">Scenario : </text:p>
      <text:p text:style-name="P4"><text:span text:style-name="T21"><text:tab/></text:span><text:span text:style-name="T17">1</text:span><text:span text:style-name="T18">.</text:span><text:span text:style-name="T16"> L'auteur choisit la fonctionnalité «</text:span><text:span text:style-name="T19">Générer HTML</text:span><text:span text:style-name="T16">».</text:span></text:p>
      <text:p text:style-name="P4"><text:span text:style-name="T16"><text:tab/></text:span><text:span text:style-name="T19">2. L'auteur choisit l'emplacement de sauvegarde.</text:span></text:p>
      <text:p text:style-name="P17"><text:tab/>3. L'auteur valide.</text:p>
      <text:p text:style-name="P21"><text:tab/></text:p>
      <text:p text:style-name="P4"><text:span text:style-name="T1">Résultat Attendu : <text:s/></text:span><text:span text:style-name="T12">le fichier HTML est sauvegardé sur le disque</text:span></text:p>
      <text:p text:style-name="P4"><text:span text:style-name="T3">Moyen de vérification : <text:s/></text:span><text:span text:style-name="T12">accès au système de fichie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Droid Sans Fallback" style:font-family-asian="'Droid Sans Fallback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NNEAOY CLEMENT</meta:initial-creator>
    <meta:creation-date>2015-10-14T11:46:56.448384477</meta:creation-date>
    <dc:date>2015-10-14T15:26:04.966437451</dc:date>
    <dc:creator>BONNEAOY CLEMENT</dc:creator>
    <meta:editing-duration>PT1H43M49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0" meta:paragraph-count="97" meta:word-count="703" meta:character-count="4039" meta:non-whitespace-character-count="3354"/>
  </office:meta>
</office:document-meta>
</file>